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21ff3" officeooo:paragraph-rsid="00021ff3"/>
    </style:style>
    <style:style style:name="P2" style:family="paragraph" style:parent-style-name="Standard" style:list-style-name="L1">
      <style:text-properties officeooo:rsid="00021ff3" officeooo:paragraph-rsid="00021ff3"/>
    </style:style>
    <style:style style:name="P3" style:family="paragraph" style:parent-style-name="Standard" style:list-style-name="L1">
      <style:text-properties officeooo:rsid="000331d4" officeooo:paragraph-rsid="000331d4"/>
    </style:style>
    <style:style style:name="P4" style:family="paragraph" style:parent-style-name="Standard" style:list-style-name="L1">
      <style:text-properties officeooo:rsid="00038822" officeooo:paragraph-rsid="00038822"/>
    </style:style>
    <style:style style:name="P5" style:family="paragraph" style:parent-style-name="Standard" style:list-style-name="L1">
      <style:text-properties officeooo:rsid="0003a4d5" officeooo:paragraph-rsid="0003a4d5"/>
    </style:style>
    <style:style style:name="P6" style:family="paragraph" style:parent-style-name="Standard" style:list-style-name="L1">
      <style:text-properties officeooo:rsid="0003a4d5" officeooo:paragraph-rsid="0003c364"/>
    </style:style>
    <style:style style:name="P7" style:family="paragraph" style:parent-style-name="Standard" style:list-style-name="L1">
      <style:text-properties officeooo:rsid="0003c364" officeooo:paragraph-rsid="0003c36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38822"/>
    </style:style>
    <style:style style:name="T5" style:family="text">
      <style:text-properties officeooo:rsid="0003882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3a4d5"/>
    </style:style>
    <style:style style:name="T9" style:family="text">
      <style:text-properties officeooo:rsid="0003c36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17<text:span text:style-name="T1">th</text:span><text:span text:style-name="T2">, 2023</text:span></text:p>
      <text:p text:style-name="P1">Kitkat Dambeck</text:p>
      <text:p text:style-name="P1">Expository Writing</text:p>
      <text:p text:style-name="P1">[Title goes here]</text:p>
      <text:p text:style-name="P1"/>
      <text:list xml:id="list3730493069" text:style-name="L1">
        <text:list-item>
          <text:p text:style-name="P2">Opening statement.</text:p>
          <text:list>
            <text:list-item>
              <text:p text:style-name="P3">In their viral video “4 Chords” the internet music group Axis of Awesome mocks pop music for its lack of originality. </text:p>
              <text:list>
                <text:list-item>
                  <text:p text:style-name="P3"><text:span text:style-name="T5">T</text:span>hey use <text:span text:style-name="T5">a common pop formula to frankenstein many pop songs into one. </text:span></text:p>
                </text:list-item>
              </text:list>
            </text:list-item>
            <text:list-item>
              <text:p text:style-name="P4">This relates to a theme in Alva Noë’s essay <text:span text:style-name="T6">Air Guitar Styles</text:span><text:span text:style-name="T7">: that pop music is only music secondarily.</text:span></text:p>
            </text:list-item>
          </text:list>
        </text:list-item>
        <text:list-item>
          <text:p text:style-name="P2">Thesis statement.</text:p>
          <text:list>
            <text:list-item>
              <text:p text:style-name="P3">The <text:span text:style-name="T5">true appeal </text:span>of pop music <text:span text:style-name="T5">is as a vehicle to engage in certain changes in consciousness. </text:span></text:p>
            </text:list-item>
          </text:list>
        </text:list-item>
        <text:list-item>
          <text:p text:style-name="P2">Introduce quote.</text:p>
          <text:list>
            <text:list-item>
              <text:p text:style-name="P2"><text:span text:style-name="T5">In they’re essay, </text:span>No<text:span text:style-name="T3">ë </text:span><text:span text:style-name="T4">contrasts the way fans treat a pop concert </text:span><text:span text:style-name="T3">to </text:span><text:span text:style-name="T4">a </text:span><text:span text:style-name="T3">traditional concert. </text:span></text:p>
            </text:list-item>
            <text:list-item>
              <text:p text:style-name="P3"><text:span text:style-name="T5">They </text:span>write that attendees of <text:span text:style-name="T5">the</text:span> <text:span text:style-name="T5">pop concert</text:span> <text:span text:style-name="T5">hardly describe the music</text:span>, rather <text:span text:style-name="T5">describing their experience in terms of </text:span><text:s/></text:p>
            </text:list-item>
          </text:list>
        </text:list-item>
        <text:list-item>
          <text:p text:style-name="P2">Quote.</text:p>
          <text:list>
            <text:list-item>
              <text:p text:style-name="P2">“the excitement, the thrill, the person or people on the stage, his or her sex appeal, how it felt to be there, in the presence of greatness, part of a crowd, <text:span text:style-name="T5">[and] </text:span>a sense of connection.”</text:p>
            </text:list-item>
          </text:list>
        </text:list-item>
        <text:list-item>
          <text:p text:style-name="P5">Body.</text:p>
          <text:list>
            <text:list-item>
              <text:p text:style-name="P5">This description makes in obvious that the fans gain more than they would from a purely auditory and intellectual <text:span text:style-name="T9">experience. </text:span></text:p>
            </text:list-item>
            <text:list-item>
              <text:p text:style-name="P7">The performance firstly engages the fan’s emotions. <text:s/></text:p>
            </text:list-item>
            <text:list-item>
              <text:p text:style-name="P5">Th<text:span text:style-name="T9">en there</text:span> is an engagement with <text:span text:style-name="T9">a primal aspect of the fans, </text:span>through sex appeal. </text:p>
            </text:list-item>
            <text:list-item>
              <text:p text:style-name="P7">Finally there are deep engagements, with the fans sense of self, identity, and interconnectedness. </text:p>
            </text:list-item>
            <text:list-item>
              <text:p text:style-name="P6">The fans connect deeply with <text:span text:style-name="T9">a</text:span> “presence of greatness”. </text:p>
            </text:list-item>
            <text:list-item>
              <text:p text:style-name="P6"><text:span text:style-name="T9">They shift to </text:span>identify with <text:span text:style-name="T9">the force of the crowd and with more than </text:span>themselves. </text:p>
            </text:list-item>
            <text:list-item>
              <text:p text:style-name="P5">Music alone may engage some of these, yes, <text:span text:style-name="T9">y</text:span>et pop goes deeper than this. </text:p>
            </text:list-item>
            <text:list-item>
              <text:p text:style-name="P5">The performance on stage, the ethos of the performers, the adoration of fans, and the celebratory gathering and dancing, all contribute to a larger whole. </text:p>
            </text:list-item>
            <text:list-item>
              <text:p text:style-name="P5">That whole is the vehicle of pop, to which music is only the wheels. 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8:12:37.135572897</meta:creation-date>
    <dc:date>2023-01-17T18:52:29.621935936</dc:date>
    <meta:editing-duration>PT28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313" meta:character-count="1751" meta:non-whitespace-character-count="1468"/>
  </office:meta>
</office:document-meta>
</file>